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ef6" officeooo:paragraph-rsid="00066ef6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6ef6" officeooo:paragraph-rsid="00066ef6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65fe" officeooo:paragraph-rsid="000965f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cb40b" officeooo:paragraph-rsid="000cb40b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95fda" officeooo:paragraph-rsid="00095fda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965fe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cb40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cb40b" officeooo:paragraph-rsid="000cb40b"/>
    </style:style>
    <style:style style:name="T1" style:family="text">
      <style:text-properties officeooo:rsid="00075e6e"/>
    </style:style>
    <style:style style:name="T2" style:family="text">
      <style:text-properties officeooo:rsid="00095fda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7" style:family="text">
      <style:text-properties officeooo:rsid="000b18dc"/>
    </style:style>
    <style:style style:name="T8" style:family="text">
      <style:text-properties officeooo:rsid="000cb40b"/>
    </style:style>
    <style:style style:name="T9" style:family="text">
      <style:text-properties fo:color="#c9211e" loext:opacity="100%" style:font-name="Droid Sans Mono" fo:font-size="10.5pt" fo:font-weight="normal" fo:background-color="#1f1f1f" loext:char-shading-value="0"/>
    </style:style>
    <style:style style:name="T10" style:family="text">
      <style:text-properties fo:color="#5983b0" loext:opacity="100%" style:font-name="Droid Sans Mono" fo:font-size="10.5pt" fo:font-weight="normal" fo:background-color="#1f1f1f" loext:char-shading-value="0"/>
    </style:style>
    <style:style style:name="T11" style:family="text">
      <style:text-properties officeooo:rsid="000f9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File:</text:p>
      <text:p text:style-name="P1"/>
      <text:p text:style-name="P2">پیاده سازی دایرکتوری های پروژه در این فایل انجام شده است <text:s/>و با دستور make و clean پروزه ساهته و پاک میشود.</text:p>
      <text:p text:style-name="P2">و دایرکتوری / در کنار make file ساخته میشود و همچنین دایرکتوری های bin/dev/etc/home/mnt/proc/tmp/usr <text:span text:style-name="T1">iهمراه فایل متادیتاشون در این فایل قرار دارند.</text:span></text:p>
      <text:p text:style-name="P8">Configfile:</text:p>
      <text:p text:style-name="P4"><text:line-break/>دستورات در فایل کانفیگ با ",” از یکدیگر جدا شده اند و دستور مربوط به CRUD آن پروسس ها در هر خط وارد شده است.</text:p>
      <text:p text:style-name="P2"/>
      <text:p text:style-name="P2"/>
      <text:p text:style-name="P7"><text:span text:style-name="T2">GetFolderSize(</text:span><text:span text:style-name="T10">const char *path</text:span><text:span text:style-name="T2">):</text:span></text:p>
      <text:p text:style-name="P5"/>
      <text:p text:style-name="P7"><text:span text:style-name="T2">countFileR</text:span><text:span text:style-name="T11">e</text:span><text:span text:style-name="T2">cursivly(</text:span><text:span text:style-name="T3">const</text:span><text:span text:style-name="T5"> </text:span><text:span text:style-name="T3">char</text:span><text:span text:style-name="T4">*</text:span><text:span text:style-name="T5"> </text:span><text:span text:style-name="T6">path</text:span><text:span text:style-name="T2">):</text:span></text:p>
      <text:p text:style-name="P5"/>
      <text:p text:style-name="P5">Updatemeta():</text:p>
      <text:p text:style-name="P3">استراکت عریف شده برای این متود شامل مسیر و سایز و سایز آزاد و تعداد فایل و permission مربوط <text:span text:style-name="T7">به آن نیشود که در permission پروسس تایپ هایی که میتوانند بخوانند و بنویسند ذخیره میشود.</text:span></text:p>
      <text:p text:style-name="P5"/>
      <text:p text:style-name="P6"><text:span text:style-name="T2">cre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write_string</text:span><text:span text:style-name="T2">):</text:span></text:p>
      <text:p text:style-name="P3">با گرفتن مسیر دایرکتوری و اسم فایلیه استرینگی در آن فایل ذخیره میشود</text:p>
      <text:p text:style-name="P5"/>
      <text:p text:style-name="P6"><text:span text:style-name="T2">read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و اسم فایل ، فایل کت شده به ما نمایش داده میشود</text:p>
      <text:p text:style-name="P5"/>
      <text:p text:style-name="P6"><text:span text:style-name="T2">upda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5">, </text:span><text:span text:style-name="T3">char</text:span><text:span text:style-name="T4">*</text:span><text:span text:style-name="T5"> </text:span><text:span text:style-name="T6">append_string</text:span><text:span text:style-name="T2">):</text:span></text:p>
      <text:p text:style-name="P3">با خواندن مسیر و اسم فایل appendرا انجام میدهد. وتها تفاوتش با create دراین است که در متود create رایت انجام میشود اما در اینجا append.</text:p>
      <text:p text:style-name="P5"/>
      <text:p text:style-name="P6"><text:span text:style-name="T2">delete_file(</text:span><text:span text:style-name="T3">char</text:span><text:span text:style-name="T4">*</text:span><text:span text:style-name="T5"> </text:span><text:span text:style-name="T6">path</text:span><text:span text:style-name="T5">, </text:span><text:span text:style-name="T3">char</text:span><text:span text:style-name="T4">*</text:span><text:span text:style-name="T5"> </text:span><text:span text:style-name="T6">fileName</text:span><text:span text:style-name="T2">):</text:span></text:p>
      <text:p text:style-name="P3">با خواندن مسیر فایل آن را پاک میکند.</text:p>
      <text:p text:style-name="P5"/>
      <text:p text:style-name="P7"><text:span text:style-name="T2"><text:line-break/></text:span><text:span text:style-name="T8">havepermission</text:span><text:span text:style-name="T5">(</text:span><text:span text:style-name="T3">char</text:span><text:span text:style-name="T4">*</text:span><text:span text:style-name="T5"> </text:span><text:span text:style-name="T6">ptype</text:span><text:span text:style-name="T5">, </text:span><text:span text:style-name="T3">char</text:span><text:span text:style-name="T4">*</text:span><text:span text:style-name="T5"> </text:span><text:span text:style-name="T6">path</text:span><text:span text:style-name="T5">, </text:span><text:span text:style-name="T3">int</text:span><text:span text:style-name="T5"> </text:span><text:span text:style-name="T6">read</text:span><text:span text:style-name="T5"> , </text:span><text:span text:style-name="T3">int</text:span><text:span text:style-name="T5"> </text:span><text:span text:style-name="T6">write</text:span><text:span text:style-name="T5">)</text:span></text:p>
      <text:p text:style-name="P4">در این متود با گرفتن ptype موردنظر و همچنین مسیر امکان دسترسی داشتن را بررسی میکنی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7:44:25.349369619</meta:creation-date>
    <dc:date>2023-07-04T19:55:18.362861584</dc:date>
    <meta:editing-duration>PT9M</meta:editing-duration>
    <meta:editing-cycles>1</meta:editing-cycles>
    <meta:document-statistic meta:table-count="0" meta:image-count="0" meta:object-count="0" meta:page-count="1" meta:paragraph-count="19" meta:word-count="220" meta:character-count="1290" meta:non-whitespace-character-count="1086"/>
    <meta:generator>LibreOffice/7.0.4.2$Linux_X86_64 LibreOffice_project/00$Build-2</meta:generator>
  </office:meta>
</office:document-meta>
</file>